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df63" officeooo:paragraph-rsid="0014df63"/>
    </style:style>
    <style:style style:name="P2" style:family="paragraph" style:parent-style-name="Standard">
      <style:text-properties officeooo:rsid="0014df63" officeooo:paragraph-rsid="00243e33"/>
    </style:style>
    <style:style style:name="P3" style:family="paragraph" style:parent-style-name="Standard">
      <style:text-properties officeooo:rsid="001686c0" officeooo:paragraph-rsid="001686c0"/>
    </style:style>
    <style:style style:name="P4" style:family="paragraph" style:parent-style-name="Standard">
      <style:text-properties fo:font-weight="bold" officeooo:rsid="0014df63" officeooo:paragraph-rsid="0014df63" style:font-weight-asian="bold" style:font-weight-complex="bold"/>
    </style:style>
    <style:style style:name="P5" style:family="paragraph" style:parent-style-name="Standard">
      <style:text-properties fo:font-weight="bold" officeooo:rsid="001b51ae" officeooo:paragraph-rsid="001b51ae" style:font-weight-asian="bold" style:font-weight-complex="bold"/>
    </style:style>
    <style:style style:name="P6" style:family="paragraph" style:parent-style-name="Standard">
      <style:paragraph-properties fo:text-align="center" style:justify-single-word="false"/>
      <style:text-properties fo:font-weight="bold" officeooo:rsid="001b51ae" officeooo:paragraph-rsid="001b51ae" style:font-weight-asian="bold" style:font-weight-complex="bold"/>
    </style:style>
    <style:style style:name="P7" style:family="paragraph" style:parent-style-name="Standard">
      <style:paragraph-properties fo:text-align="start" style:justify-single-word="false"/>
      <style:text-properties fo:font-weight="bold" officeooo:rsid="001b51ae" officeooo:paragraph-rsid="001b51ae" style:font-weight-asian="bold" style:font-weight-complex="bold"/>
    </style:style>
    <style:style style:name="P8" style:family="paragraph" style:parent-style-name="Standard">
      <style:paragraph-properties fo:text-align="start" style:justify-single-word="false"/>
      <style:text-properties fo:font-weight="bold" officeooo:rsid="001bacae" officeooo:paragraph-rsid="001bacae" style:font-weight-asian="bold" style:font-weight-complex="bold"/>
    </style:style>
    <style:style style:name="P9" style:family="paragraph" style:parent-style-name="Standard">
      <style:paragraph-properties fo:text-align="center" style:justify-single-word="false"/>
      <style:text-properties fo:font-weight="bold" officeooo:rsid="001bacae" officeooo:paragraph-rsid="001bacae" style:font-weight-asian="bold" style:font-weight-complex="bold"/>
    </style:style>
    <style:style style:name="P10" style:family="paragraph" style:parent-style-name="Standard">
      <style:text-properties officeooo:rsid="0016a63e" officeooo:paragraph-rsid="0016a63e"/>
    </style:style>
    <style:style style:name="P11" style:family="paragraph" style:parent-style-name="Standard">
      <style:text-properties fo:font-style="italic" officeooo:rsid="0014df63" officeooo:paragraph-rsid="0014df63" style:font-style-asian="italic" style:font-style-complex="italic"/>
    </style:style>
    <style:style style:name="P12" style:family="paragraph" style:parent-style-name="Standard">
      <style:paragraph-properties fo:text-align="start" style:justify-single-word="false"/>
      <style:text-properties fo:font-style="italic" style:text-underline-style="none" fo:font-weight="bold" officeooo:rsid="001f3658" officeooo:paragraph-rsid="001f3658"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style:text-underline-style="none" fo:font-weight="bold" officeooo:rsid="0022cc76" officeooo:paragraph-rsid="0022cc76" style:font-style-asian="italic" style:font-weight-asian="bold" style:font-style-complex="italic" style:font-weight-complex="bold"/>
    </style:style>
    <style:style style:name="P14" style:family="paragraph" style:parent-style-name="Standard">
      <style:paragraph-properties fo:text-align="center" style:justify-single-word="false"/>
      <style:text-properties fo:font-style="italic" style:text-underline-style="none" fo:font-weight="bold" officeooo:rsid="0022cc76" officeooo:paragraph-rsid="0022cc76"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style:text-underline-style="none" fo:font-weight="bold" officeooo:rsid="0023a9ec" officeooo:paragraph-rsid="0023a9ec"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fo:font-style="italic" style:text-underline-style="none" fo:font-weight="bold" officeooo:rsid="0023a9ec" officeooo:paragraph-rsid="0023a9ec"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style:text-underline-style="none" fo:font-weight="bold" officeooo:rsid="00243e33" officeooo:paragraph-rsid="00243e33" style:font-style-asian="italic" style:font-weight-asian="bold" style:font-style-complex="italic" style:font-weight-complex="bold"/>
    </style:style>
    <style:style style:name="P18" style:family="paragraph" style:parent-style-name="Standard">
      <style:text-properties officeooo:rsid="001888ea" officeooo:paragraph-rsid="0016a63e"/>
    </style:style>
    <style:style style:name="P19" style:family="paragraph" style:parent-style-name="Standard">
      <style:text-properties officeooo:rsid="001a4593" officeooo:paragraph-rsid="001a4593"/>
    </style:style>
    <style:style style:name="P20" style:family="paragraph" style:parent-style-name="Standard">
      <style:text-properties officeooo:rsid="001a5932" officeooo:paragraph-rsid="001a5932"/>
    </style:style>
    <style:style style:name="P21" style:family="paragraph" style:parent-style-name="Standard">
      <style:text-properties officeooo:rsid="001ad316" officeooo:paragraph-rsid="001ad316"/>
    </style:style>
    <style:style style:name="P22" style:family="paragraph" style:parent-style-name="Standard">
      <style:paragraph-properties fo:text-align="start" style:justify-single-word="false"/>
      <style:text-properties fo:font-style="normal" fo:font-weight="bold" officeooo:rsid="001bacae" officeooo:paragraph-rsid="001bacae" style:font-style-asian="normal" style:font-weight-asian="bold" style:font-style-complex="normal" style:font-weight-complex="bold"/>
    </style:style>
    <style:style style:name="P23" style:family="paragraph" style:parent-style-name="Standard">
      <style:paragraph-properties fo:text-align="center" style:justify-single-word="false"/>
      <style:text-properties fo:font-style="normal" fo:font-weight="bold" officeooo:rsid="001bacae" officeooo:paragraph-rsid="001bacae"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bacae" officeooo:paragraph-rsid="001bacae"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style:text-underline-style="none" fo:font-weight="bold" officeooo:rsid="001d3b19" officeooo:paragraph-rsid="001d3b19"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style:text-underline-style="none" fo:font-weight="bold" officeooo:rsid="001f3658" officeooo:paragraph-rsid="001f3658"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style:text-underline-style="none" fo:font-weight="bold" officeooo:rsid="00243e33" officeooo:paragraph-rsid="00243e33"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ad31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a63e" style:font-weight-asian="normal" style:font-weight-complex="normal"/>
    </style:style>
    <style:style style:name="T5" style:family="text">
      <style:text-properties fo:font-weight="normal" officeooo:rsid="001888ea" style:font-weight-asian="normal" style:font-weight-complex="normal"/>
    </style:style>
    <style:style style:name="T6" style:family="text">
      <style:text-properties fo:font-weight="normal" officeooo:rsid="0019ceed" style:font-weight-asian="normal" style:font-weight-complex="normal"/>
    </style:style>
    <style:style style:name="T7" style:family="text">
      <style:text-properties fo:font-weight="normal" officeooo:rsid="001a5932" style:font-weight-asian="normal" style:font-weight-complex="normal"/>
    </style:style>
    <style:style style:name="T8" style:family="text">
      <style:text-properties fo:font-weight="normal" officeooo:rsid="001f3658"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f3658"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ad316" style:font-style-asian="italic" style:font-weight-asian="normal" style:font-style-complex="italic" style:font-weight-complex="normal"/>
    </style:style>
    <style:style style:name="T13" style:family="text">
      <style:text-properties fo:font-style="italic" fo:font-weight="normal" officeooo:rsid="001f3658" style:font-style-asian="italic" style:font-weight-asian="normal" style:font-style-complex="italic" style:font-weight-complex="normal"/>
    </style:style>
    <style:style style:name="T14" style:family="text">
      <style:text-properties fo:font-style="italic" fo:font-weight="normal" officeooo:rsid="00243e33" style:font-style-asian="italic" style:font-weight-asian="normal" style:font-style-complex="italic" style:font-weight-complex="normal"/>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fo:font-weight="normal" officeooo:rsid="00243e33"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ad316" style:font-style-asian="normal" style:font-weight-asian="normal" style:font-style-complex="normal" style:font-weight-complex="normal"/>
    </style:style>
    <style:style style:name="T21" style:family="text">
      <style:text-properties fo:font-style="normal" fo:font-weight="normal" officeooo:rsid="001b51ae"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1ad316"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1bacae" style:font-style-asian="normal" style:font-weight-asian="normal"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line-through-style="none" style:text-line-through-type="none"/>
    </style:style>
    <style:style style:name="T31" style:family="text">
      <style:text-properties style:text-line-through-style="none" style:text-line-through-type="none" style:text-underline-style="none" fo:font-weight="normal" style:font-weight-asian="normal" style:font-weight-complex="normal"/>
    </style:style>
    <style:style style:name="T32"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33" style:family="text">
      <style:text-properties style:text-line-through-style="none" style:text-line-through-type="none" fo:font-style="italic" fo:font-weight="normal" style:font-style-asian="italic" style:font-weight-asian="normal" style:font-style-complex="italic" style:font-weight-complex="normal"/>
    </style:style>
    <style:style style:name="T34" style:family="text">
      <style:text-properties style:text-line-through-style="none" style:text-line-through-type="none" fo:font-style="normal" fo:font-weight="normal" style:font-style-asian="normal" style:font-weight-asian="normal" style:font-style-complex="normal" style:font-weight-complex="normal"/>
    </style:style>
    <style:style style:name="T35" style:family="text">
      <style:text-properties style:text-line-through-style="none" style:text-line-through-type="none" fo:font-style="normal" style:font-style-asian="normal" style:font-style-complex="normal"/>
    </style:style>
    <style:style style:name="T36" style:family="text">
      <style:text-properties style:text-line-through-style="none" style:text-line-through-type="none" fo:font-weight="normal" style:font-weight-asian="normal" style:font-weight-complex="normal"/>
    </style:style>
    <style:style style:name="T37" style:family="text">
      <style:text-properties style:text-line-through-style="none" style:text-line-through-type="none" fo:font-weight="normal" officeooo:rsid="0023a9ec" style:font-weight-asian="normal" style:font-weight-complex="normal"/>
    </style:style>
    <style:style style:name="T38" style:family="text">
      <style:text-properties officeooo:rsid="001f36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étodos numéricos 2023 – segundo parcial.</text:p>
      <text:p text:style-name="P4">Parte II</text:p>
      <text:p text:style-name="P1"/>
      <text:p text:style-name="P1"><text:span text:style-name="T1">2A </text:span>. <text:span text:style-name="T38">Utilizando Gnuplot graficamos los datos del archivo </text:span><text:span text:style-name="T10">datos.dat</text:span><text:span text:style-name="T38">.</text:span></text:p>
      <text:p text:style-name="P2"><text:tab/></text:p>
      <text:p text:style-name="P2"><text:span text:style-name="T9"><text:tab/>*insertar imagen figura2a.png ahre</text:span></text:p>
      <text:p text:style-name="P11"/>
      <text:p text:style-name="P3">En el gráfico vemos la posición de la gotita de agua respecto del tiempo, iniciando en el momento en el que fue soltada. </text:p>
      <text:p text:style-name="P3"/>
      <text:p text:style-name="P3">Inicialmente podemos ver que <text:span text:style-name="T17">respecto del tiempo</text:span><text:span text:style-name="T1"> </text:span><text:span text:style-name="T3">el comportamiento es </text:span><text:span text:style-name="T8">cuadrático</text:span><text:span text:style-name="T3"> y luego comienza a desplazarse </text:span><text:span text:style-name="T13">respecto del tiempo</text:span><text:span text:style-name="T1"> </text:span><text:span text:style-name="T3">de forma lineal </text:span><text:span text:style-name="T8">(la trayectoria de la gota es una recta vertical, siguiendo la dirección que une el punto del que parte con el centro de la Tierra, hacia donde apunta la velocidad)</text:span><text:span text:style-name="T3">. Esto nos indica que la gotita fue desacelerándose. Esto se debe a que, junto con la fuerza de atracción gravitatoria que actúa sobre la gota, también actúa la resistencia del aire, medio por el cual ésta se desplaza. </text:span><text:span text:style-name="T4">É</text:span><text:span text:style-name="T3">sta es una fuerza </text:span><text:span text:style-name="T1">no conservativa</text:span><text:span text:style-name="T3">, por lo cual, mientras “más actúa, más afecta”. </text:span><text:span text:style-name="T4">Actúa en contra de la otra fuerza y mientras más avanza el tiempo, más contrarresta el efecto de la gravedad.</text:span></text:p>
      <text:p text:style-name="P3"><text:span text:style-name="T4"/></text:p>
      <text:p text:style-name="P10"><text:span text:style-name="T3">En nuestro caso, esto se refleja en la desaceleración que sufre la gotita.</text:span></text:p>
      <text:p text:style-name="P10"><text:span text:style-name="T3"/></text:p>
      <text:p text:style-name="P10"><text:span text:style-name="T1">2B.</text:span><text:span text:style-name="T3"> NUMERICAMENTE calcular la velocidad <text:s/></text:span><text:span text:style-name="T5">utilizando diferentes métodos de derivación numérica.</text:span></text:p>
      <text:p text:style-name="P18"><text:span text:style-name="T6"/></text:p>
      <text:p text:style-name="P19"><text:span text:style-name="T6">S</text:span><text:span text:style-name="T3">abemos que una derivada indica cómo varía una función. La velocidad es la variación de la posición respecto del tiempo. Es por ello que utilizamos derivación para encontrar la </text:span><text:span text:style-name="T7">velocidad</text:span><text:span text:style-name="T3">. </text:span></text:p>
      <text:p text:style-name="P20"><text:span text:style-name="T3">Al solamente tener datos aislados y no una expresión analítica, es necesario utilizar métodos de derivación numérica para calcular la velocidad punto a punto utilizando los datos de posición vs tiempo que tenemos.</text:span></text:p>
      <text:p text:style-name="P20"><text:span text:style-name="T3"/></text:p>
      <text:p text:style-name="P20"><text:span text:style-name="T3">Las velocidades (punto a punto) obtenidas utilizando los métodos solicitados pueden verse en la tercer columna del archivo &lt;salida.dat&gt;, y se comportan de la siguiente manera:</text:span></text:p>
      <text:p text:style-name="P20"><text:span text:style-name="T3"/></text:p>
      <text:p text:style-name="P20"><text:span text:style-name="T2">2C.</text:span><text:span text:style-name="T3"><text:tab/></text:span><text:span text:style-name="T11">inserte grafico de la velocidad</text:span><text:span text:style-name="T12">(t) – </text:span><text:span text:style-name="T14">figura2c.png</text:span></text:p>
      <text:p text:style-name="P20"><text:span text:style-name="T11"/></text:p>
      <text:p text:style-name="P20"><text:span text:style-name="T19">Los métodos utilizados fueron, como se pedía en la consigna, el método de dos puntos para los puntos extremos, el método de tres puntos centrado para el segundo y anteúltimo, y el método de cinco puntos para todos los puntos centrales. </text:span></text:p>
      <text:p text:style-name="P20"><text:span text:style-name="T19"/></text:p>
      <text:p text:style-name="P20"><text:span text:style-name="T19">El programa inicialmente abre el archivo &lt;datos.dat&gt;, lee la cantidad de datos que se proporcionan allí y luego los escribe en dos vectores (t y z, </text:span><text:span text:style-name="T20">que serían el tiempo y la posición respecto del tiempo</text:span><text:span text:style-name="T19">) de dimensión igual al número de datos que contamos inicialmente (cantidad de filas del archivo .dat). A </text:span><text:span text:style-name="T20">través de un</text:span><text:span text:style-name="T23"> do</text:span><text:span text:style-name="T20">, a</text:span><text:span text:style-name="T22"> </text:span><text:span text:style-name="T19">esos vectores se los damos de comer a las subrutinas correspondientes a cada método </text:span><text:span text:style-name="T20">(a cada método lo aplicamos a los puntos que corresponde con condiciones en una función </text:span><text:span text:style-name="T23">if</text:span><text:span text:style-name="T20">). A estos puntos obtenidos los metemos en el vector v (velocidad respecto del tiempo) de la misma forma que hicimos antes. </text:span></text:p>
      <text:p text:style-name="P20"><text:span text:style-name="T20"/></text:p>
      <text:p text:style-name="P21"><text:span text:style-name="T19">Después se guarda todo eso en el archivo &gt;salida.dat&lt; (las columnas t, z, v respectivamente), el cual usamos para hacer el gráfico </text:span><text:span text:style-name="T21">con Gnuplot</text:span><text:span text:style-name="T19">.</text:span></text:p>
      <text:p text:style-name="P21"><text:span text:style-name="T19"/></text:p>
      <text:p text:style-name="P21"><text:span text:style-name="T22">2D.</text:span><text:span text:style-name="T19"> <text:tab/></text:span><text:span text:style-name="T11">inserte grafico velocidad(z) – </text:span><text:span text:style-name="T14">figura1d.png</text:span><text:span text:style-name="T19"> </text:span></text:p>
      <text:p text:style-name="P21"><text:span text:style-name="T19"/></text:p>
      <text:p text:style-name="P21"><text:soft-page-break/><text:span text:style-name="T19">Con Gnuplot y </text:span><text:span text:style-name="T24">utilizando</text:span><text:span text:style-name="T19"> el mismo archivo (salida.dat) graficamos la columna 3 (velocidad respecto de t) vs la columna 2 (posición respecto de t).</text:span></text:p>
      <text:p text:style-name="P5"><text:span text:style-name="T18">2E. </text:span><text:span text:style-name="T25">Se nos dio la siguiente función analítica:</text:span></text:p>
      <text:p text:style-name="P6"><text:span text:style-name="T25">z(t)=-g*alfa*t+g*alfa**2*(1-exp(-t/alfa)).</text:span></text:p>
      <text:p text:style-name="P7"><text:span text:style-name="T25">Donde alfa=m/c, con m la masa de la gotita. </text:span></text:p>
      <text:p text:style-name="P7"><text:span text:style-name="T25"/></text:p>
      <text:p text:style-name="P7"><text:span text:style-name="T25">Necesitamos encontrar a g y a alfa (a c) tales que esta función nos sirva para describir la posición de nuestra gotita respecto del tiempo, o sea, utilizando los datos que tenemos, </text:span><text:span text:style-name="T15">ajustar</text:span><text:span text:style-name="T25"> la función. Así que con Gnuplot y su función </text:span><text:span text:style-name="T15">fit</text:span><text:span text:style-name="T25">, </text:span><text:span text:style-name="T26">dándole de comer los datos y la función z(t), obtenemos los valores de g y alfa que queríamos. Éstos se imprimen por pantalla en la terminal y son los siguientes:</text:span></text:p>
      <text:p text:style-name="P9"><text:span text:style-name="T25">g= *****, alfa=*****.</text:span></text:p>
      <text:p text:style-name="P8"><text:span text:style-name="T27">2F. </text:span><text:span text:style-name="T25">En este gráfico (hecho con Gnuplot) podemos ver en línea a la función analítica z_ajust(t) (ajustada) y en puntos, los datos z(t_i) del archivo &lt;datos.dat&gt;.</text:span></text:p>
      <text:p text:style-name="P8"><text:span text:style-name="T25"/></text:p>
      <text:p text:style-name="P8"><text:span text:style-name="T25"><text:tab/></text:span><text:span text:style-name="T15"> Inserte grafico AJUSTADO vs PUNTOS – </text:span><text:span text:style-name="T16">figura2f.png</text:span></text:p>
      <text:p text:style-name="P22"><text:span text:style-name="T29"/></text:p>
      <text:p text:style-name="P22"><text:span text:style-name="T28">2G. </text:span><text:span text:style-name="T29">Queremos ahora calcular el trabajo. Para ello es necesario calcular la siguiente integral:</text:span></text:p>
      <text:p text:style-name="P22"><text:span text:style-name="T29"><text:tab/><text:tab/>No se escribir una integral, perdon :’v.</text:span></text:p>
      <text:p text:style-name="P22"><text:span text:style-name="T29">Vamos a necesitar hacer varias cuentas antes, todas ellas analíticas y “a mano”:</text:span></text:p>
      <text:p text:style-name="P22"><text:span text:style-name="T29"/></text:p>
      <text:p text:style-name="P22"><text:span text:style-name="T29">A la función z_ajust(t) la derivamos para obtener una expresión analítica de la velocidad de la gotita. Ésta es:</text:span></text:p>
      <text:p text:style-name="P23"><text:span text:style-name="T29">v_ajust(t) = </text:span><text:span text:style-name="T31">g*alfa*(1exp(-t/alfa)),</text:span></text:p>
      <text:p text:style-name="P22"><text:span text:style-name="T31">con </text:span><text:span text:style-name="T32">g</text:span><text:span text:style-name="T31"> y </text:span><text:span text:style-name="T32">alfa</text:span><text:span text:style-name="T31"> como antes. </text:span></text:p>
      <text:p text:style-name="P22"><text:span text:style-name="T31"/></text:p>
      <text:p text:style-name="P22"><text:span text:style-name="T31">Utilizando esta expresión, podemos calcular la expresión para la función de la fuerza (F), la cual depende de v(t). Obtenemos:</text:span></text:p>
      <text:p text:style-name="P23"><text:span text:style-name="T31">F = m*g*exp(-t/alfa).</text:span></text:p>
      <text:p text:style-name="P22"><text:span text:style-name="T31"/></text:p>
      <text:p text:style-name="P22"><text:span text:style-name="T31">Ahora multiplicamos a F con v(t) y obtenemos:</text:span></text:p>
      <text:p text:style-name="P22"><text:span text:style-name="T31"/></text:p>
      <text:p text:style-name="P23"><text:span text:style-name="T31">Fv(t) = m*g*(alfa**2)*(exp(-2*t/alfa) – exp(-t/alfa)).</text:span></text:p>
      <text:p text:style-name="P22"><text:span text:style-name="T31"/></text:p>
      <text:p text:style-name="P22"><text:span text:style-name="T31">Todas estas expresiones nos fueron dadas de forma vectorial, pero al ser paralelos y al realizar el producto interno (F,v), nos quedamos nomás con los módulos (pues cos(angulo_entre_v_y_F)=1).</text:span></text:p>
      <text:p text:style-name="P24"><text:span text:style-name="T36"/></text:p>
      <text:p text:style-name="P25"><text:span text:style-name="T36">Ésta última es la expresión que tenemos que integrar entre los tiempos inicial (t=0) y final (t=16).</text:span></text:p>
      <text:p text:style-name="P25"><text:span text:style-name="T36">Para ello llamamos en el programa principal a una subrutina que calcula integrales a partir del método de Simpson. Esta subrutina come los valores del intervalo ( o sea t inicial y final), la cantidad de subdiviciones que queremos que tenga el intervalo (la consigna nos pedía 100), y la función a integrar (Fv). Por supuesto, nos derive el valor de la intregral de la función en el intervalo establecido. </text:span></text:p>
      <text:p text:style-name="P25"><text:span text:style-name="T36"/></text:p>
      <text:p text:style-name="P26"><text:span text:style-name="T30">2H.</text:span><text:span text:style-name="T36"> Ahora calculamos al trabajo en función de la posición de la gota. En este caso no contamos con la expresión analítica de la fuerza resultante F, pues esta depende de v(z). Lo que sí tenemos, y utilizamos, son los datos de la posición vs la velocidad. </text:span></text:p>
      <text:p text:style-name="P26"><text:span text:style-name="T36">A partir del método del trapecio para puntos no equiespaciados podremos calcular la integral de la función F. </text:span></text:p>
      <text:p text:style-name="P26"><text:span text:style-name="T36">El resultado obtenido se imprime por pantalla.</text:span></text:p>
      <text:p text:style-name="P12"><text:span text:style-name="T34"/></text:p>
      <text:p text:style-name="P13"><text:soft-page-break/><text:span text:style-name="T35">2I. </text:span><text:span text:style-name="T34">En este punto se nos pidió verificar los valores obtenidos de trabajo en los incisos previos mediante el uso de la energía mecánica del sistema, en particular de la energía cinética del mismo y más específicamente su variación, ya que </text:span></text:p>
      <text:p text:style-name="P14"><text:span text:style-name="T36">W = deltaK</text:span><text:span text:style-name="T34">.</text:span></text:p>
      <text:p text:style-name="P13"><text:span text:style-name="T34">Sabemos que K_inicial es igual a cero, puesto que suponemos que la gota parte de un estado de reposo. Al K_final lo calculamos a partir del valor del último dato, obtenido a partir de la derivación numérica del inciso </text:span><text:span text:style-name="T35">2B.</text:span><text:span text:style-name="T34">: </text:span></text:p>
      <text:p text:style-name="P14"><text:span text:style-name="T36">v_final= -</text:span><text:span text:style-name="T37">36,09199.</text:span></text:p>
      <text:p text:style-name="P14"><text:span text:style-name="T37"/></text:p>
      <text:p text:style-name="P15"><text:span text:style-name="T34">Utilizando la expresión que aprendimos en Física General I,</text:span></text:p>
      <text:p text:style-name="P16"><text:span text:style-name="T36"/></text:p>
      <text:p text:style-name="P16"><text:span text:style-name="T36">K = (1/2)*m*(v(t))**2, para todo t,</text:span></text:p>
      <text:p text:style-name="P15"><text:span text:style-name="T34"/></text:p>
      <text:p text:style-name="P15"><text:span text:style-name="T34">con </text:span><text:span text:style-name="T36">m=0,001</text:span><text:span text:style-name="T34">, obtenemos que la energía cinética final es aproximadamente:</text:span></text:p>
      <text:p text:style-name="P16"><text:span text:style-name="T36">K_final = 0,65183.</text:span></text:p>
      <text:p text:style-name="P27"><text:span text:style-name="T30"/></text:p>
      <text:p text:style-name="P27"><text:span text:style-name="T30">2J.</text:span><text:span text:style-name="T36"> Por último, llamamos a la subrutina del método del polinomio interpolante de Lagrange, le damos de comer los datos del archivo </text:span><text:span text:style-name="T33">datos.dat</text:span><text:span text:style-name="T36"> y obtenemos luego de dividir el intervalo de tiempo en 100 partes, el siguiente polinomio:</text:span></text:p>
      <text:p text:style-name="P27"><text:span text:style-name="T36"/></text:p>
      <text:p text:style-name="P17"><text:span text:style-name="T36"><text:tab/>figura2j.p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7T21:08:12.152760963</meta:creation-date>
    <dc:date>2023-06-08T01:47:04.862159931</dc:date>
    <meta:editing-duration>PT37M1S</meta:editing-duration>
    <meta:editing-cycles>4</meta:editing-cycles>
    <meta:generator>LibreOffice/7.3.7.2$Linux_X86_64 LibreOffice_project/30$Build-2</meta:generator>
    <meta:document-statistic meta:table-count="0" meta:image-count="0" meta:object-count="0" meta:page-count="3" meta:paragraph-count="51" meta:word-count="1054" meta:character-count="6422" meta:non-whitespace-character-count="5391"/>
  </office:meta>
</office:document-meta>
</file>